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justify" fo:text-align-last="star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375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381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378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372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384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368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</office:automatic-styles>
  <office:body>
    <office:presentation>
      <draw:page draw:name="Slide1" draw:style-name="a359" draw:master-page-name="Master1-Layout1-title-Title-Slide" presentation:presentation-page-layout-name="Master1-PPL1" draw:id="Slide-256">
        <draw:frame draw:id="id63" presentation:style-name="a362" draw:name="Title 1" svg:x="1.66667in" svg:y="0in" svg:width="10in" svg:height="2.03125in" presentation:class="title" presentation:placeholder="false">
          <draw:text-box>
            <text:p text:style-name="a361" text:class-names="" text:cond-style-name=""><text:span text:style-name="a360" text:class-names="">Digital Naturalist AI Enabled Biodiversity Tool</text:span></text:p>
          </draw:text-box>
          <svg:title/>
          <svg:desc/>
        </draw:frame>
        <draw:frame draw:id="id64" presentation:style-name="a369" draw:name="Subtitle 2" svg:x="0.96354in" svg:y="2.77344in" svg:width="4.80469in" svg:height="0.91146in" presentation:class="subtitle" presentation:placeholder="false">
          <draw:text-box>
            <text:p text:style-name="a365" text:class-names="" text:cond-style-name=""><text:span text:style-name="a363" text:class-names="">PROBLEM STATEMENTS</text:span><text:span text:style-name="a364" text:class-names="">:</text:span></text:p>
            <text:list text:style-name="a368">
              <text:list-item>
                <text:p text:style-name="a367" text:class-names="" text:cond-style-name=""><text:span text:style-name="a366" text:class-names=""/></text:p>
              </text:list-item>
            </text:list>
          </draw:text-box>
          <svg:title/>
          <svg:desc/>
        </draw:frame>
        <draw:frame draw:id="id65" draw:style-name="a385" draw:name="TextBox 3" svg:x="1.88802in" svg:y="3.6849in" svg:width="10.05208in" svg:height="2.12051in">
          <draw:text-box>
            <text:list text:style-name="a372">
              <text:list-item>
                <text:p text:style-name="a371" text:class-names="" text:cond-style-name=""><text:span text:style-name="a370" text:class-names=""><text:s text:c="1"/>To educate hikers, travelers about the species they were looking at.<text:s text:c="1"/></text:span></text:p>
              </text:list-item>
            </text:list>
            <text:list text:style-name="a375">
              <text:list-item>
                <text:p text:style-name="a374" text:class-names="" text:cond-style-name=""><text:span text:style-name="a373" text:class-names=""><text:s text:c="1"/>To differentiate the variety of breed among the same species.</text:span></text:p>
              </text:list-item>
            </text:list>
            <text:list text:style-name="a378">
              <text:list-item>
                <text:p text:style-name="a377" text:class-names="" text:cond-style-name=""><text:span text:style-name="a376" text:class-names=""><text:s text:c="1"/>To identify the birds, flowers, mammals and other species.</text:span></text:p>
              </text:list-item>
            </text:list>
            <text:list text:style-name="a381">
              <text:list-item>
                <text:p text:style-name="a380" text:class-names="" text:cond-style-name=""><text:span text:style-name="a379" text:class-names=""><text:s text:c="1"/>To recognize each and every flora and fauna that the AI tool captures</text:span></text:p>
              </text:list-item>
            </text:list>
            <text:list text:style-name="a384">
              <text:list-item>
                <text:p text:style-name="a383" text:class-names="" text:cond-style-name=""><text:span text:style-name="a382" text:class-names=""><text:s text:c="1"/>To provide the user friendly interface to identify the species.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0/8/2022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10/8/2022</text:date></text:span><text:span text:style-name="a41" text:class-names=""/></text:p>
        </draw:text-box>
        <svg:title/>
        <svg:desc/>
      </draw:frame>
      <draw:frame draw:id="id8" presentation:style-name="a46" draw:name="Footer Placeholder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0/8/2022</text:date></text:span><text:span text:style-name="a73" text:class-names=""/></text:p>
        </draw:text-box>
        <svg:title/>
        <svg:desc/>
      </draw:frame>
      <draw:frame draw:id="id13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10/8/2022</text:date></text:span><text:span text:style-name="a93" text:class-names=""/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10/8/2022</text:date></text:span><text:span text:style-name="a141" text:class-names=""/></text:p>
        </draw:text-box>
        <svg:title/>
        <svg:desc/>
      </draw:frame>
      <draw:frame draw:id="id24" presentation:style-name="a146" draw:name="Footer Placeholder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10/8/2022</text:date></text:span><text:span text:style-name="a197" text:class-names=""/></text:p>
        </draw:text-box>
        <svg:title/>
        <svg:desc/>
      </draw:frame>
      <draw:frame draw:id="id32" presentation:style-name="a202" draw:name="Footer Placeholder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0" draw:name="Title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5" draw:name="Date Placeholder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10/8/2022</text:date></text:span><text:span text:style-name="a213" text:class-names=""/></text:p>
        </draw:text-box>
        <svg:title/>
        <svg:desc/>
      </draw:frame>
      <draw:frame draw:id="id36" presentation:style-name="a218" draw:name="Footer Placeholder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8" draw:name="Date Placeholder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10/8/2022</text:date></text:span><text:span text:style-name="a226" text:class-names=""/></text:p>
        </draw:text-box>
        <svg:title/>
        <svg:desc/>
      </draw:frame>
      <draw:frame draw:id="id39" presentation:style-name="a231" draw:name="Footer Placeholder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ide Number Placeholder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6">
      <draw:frame draw:id="id41" presentation:style-name="a239" draw:name="Title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4" draw:name="Date Placehold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10/8/2022</text:date></text:span><text:span text:style-name="a262" text:class-names=""/></text:p>
        </draw:text-box>
        <svg:title/>
        <svg:desc/>
      </draw:frame>
      <draw:frame draw:id="id45" presentation:style-name="a267" draw:name="Footer Placehold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lide Number Placeholder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2">
      <draw:frame draw:id="id47" presentation:style-name="a275" draw:name="Title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48" presentation:style-name="a278" draw:name="Picture Placeholder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Text Placeholder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50" presentation:style-name="a287" draw:name="Date Placeholder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10/8/2022</text:date></text:span><text:span text:style-name="a285" text:class-names=""/></text:p>
        </draw:text-box>
        <svg:title/>
        <svg:desc/>
      </draw:frame>
      <draw:frame draw:id="id51" presentation:style-name="a290" draw:name="Footer Placeholder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lide Number Placeholder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5">
      <draw:frame draw:id="id53" presentation:style-name="a298" draw:name="Title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54" presentation:style-name="a314" draw:name="Vertical Text Placeholder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Date Placeholder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10/8/2022</text:date></text:span><text:span text:style-name="a317" text:class-names=""/></text:p>
        </draw:text-box>
        <svg:title/>
        <svg:desc/>
      </draw:frame>
      <draw:frame draw:id="id56" presentation:style-name="a322" draw:name="Footer Placeholder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lide Number Placeholder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frame draw:id="id58" presentation:style-name="a330" draw:name="Vertical Title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59" presentation:style-name="a346" draw:name="Vertical Text Placeholder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Date Placeholder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10/8/2022</text:date></text:span><text:span text:style-name="a349" text:class-names=""/></text:p>
        </draw:text-box>
        <svg:title/>
        <svg:desc/>
      </draw:frame>
      <draw:frame draw:id="id61" presentation:style-name="a354" draw:name="Footer Placeholder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lide Number Placeholder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Digital Naturalist AI Enabled Biodiversity Tool</dc:title>
    <meta:initial-creator>vasanthvasanth200118@gmail.com</meta:initial-creator>
    <dc:creator>vasanthvasanth200118@gmail.com</dc:creator>
    <meta:creation-date>2022-10-08T03:01:22Z</meta:creation-date>
    <dc:date>2022-10-08T03:15:22Z</dc:date>
    <meta:editing-cycles>2</meta:editing-cycles>
  </office:meta>
</office:document-meta>
</file>